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Black" svg:font-family="'Arial Black'" style:font-adornments="Normal" style:font-pitch="variable"/>
    <style:font-face style:name="Times New Roman1" svg:font-family="'Times New Roman'" style:font-pitch="variable"/>
    <style:font-face style:name="URW Chancery L" svg:font-family="'URW Chancery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font-name="Arial Black" fo:font-size="20pt" fo:font-style="normal" style:text-underline-style="none" fo:font-weight="normal"/>
    </style:style>
    <style:style style:name="P2" style:family="paragraph">
      <style:paragraph-properties fo:text-align="start"/>
      <style:text-properties style:text-line-through-style="none" style:font-name="Arial" fo:font-size="20pt" fo:font-style="normal" style:text-underline-style="none" fo:font-weight="normal"/>
    </style:style>
    <style:style style:name="P3" style:family="paragraph">
      <style:text-properties style:font-name="URW Chancery L" fo:font-size="54pt" style:font-size-asian="54pt" style:font-size-complex="54pt"/>
    </style:style>
    <style:style style:name="T1" style:family="text">
      <style:text-properties style:font-name="URW Chancery L" fo:font-size="54pt" style:font-size-asian="54pt" style:font-size-complex="5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nome_participante" form:control-implementation="ooo:com.sun.star.form.component.TextField" xml:id="control1" form:id="control1" form:readonly="true" form:current-value="&lt;nome participante&gt;" form:value="&lt;nome participante&gt;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ixed-text form:name="labelParticipante" form:control-implementation="ooo:com.sun.star.form.component.FixedText" xml:id="control2" form:id="control2" form:label="Certificamos que" form:for="control1"/>
          <form:fixed-text form:name="labelCurso" form:control-implementation="ooo:com.sun.star.form.component.FixedText" xml:id="control3" form:id="control3" form:label="participou do curso de "/>
          <form:text form:name="nome_curso" form:control-implementation="ooo:com.sun.star.form.component.TextField" xml:id="control4" form:id="control4" form:readonly="true" form:current-value="&lt;nome curso&gt;" form:value="&lt;nome curso&gt;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1" svg:width="13.124cm" svg:height="0.9cm" svg:x="8.513cm" svg:y="6.907cm" draw:control="control1"/>
      <draw:control text:anchor-type="page" text:anchor-page-number="1" draw:z-index="1" draw:style-name="gr2" draw:text-style-name="P2" svg:width="5.576cm" svg:height="0.874cm" svg:x="2.715cm" svg:y="7.066cm" draw:control="control2"/>
      <draw:control text:anchor-type="page" text:anchor-page-number="1" draw:z-index="2" draw:style-name="gr2" draw:text-style-name="P2" svg:width="7.386cm" svg:height="1.271cm" svg:x="2.715cm" svg:y="7.939cm" draw:control="control3"/>
      <draw:control text:anchor-type="page" text:anchor-page-number="1" draw:z-index="3" draw:style-name="gr1" draw:text-style-name="P1" svg:width="13.124cm" svg:height="0.9cm" svg:x="10.1cm" svg:y="7.939cm" draw:control="control4"/>
      <text:p text:style-name="Standard"><draw:frame text:anchor-type="paragraph" draw:z-index="4" draw:style-name="gr3" draw:text-style-name="P3" svg:width="16.908cm" svg:height="2.657cm" svg:x="8.47cm" svg:y="0.49cm"><draw:text-box><text:p><text:span text:style-name="T1">CERTIFICADO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 Black" svg:font-family="'Arial Black'" style:font-adornments="Normal" style:font-pitch="variable"/>
    <style:font-face style:name="Times New Roman1" svg:font-family="'Times New Roman'" style:font-pitch="variable"/>
    <style:font-face style:name="URW Chancery L" svg:font-family="'URW Chancery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 Rehem</meta:initial-creator>
    <meta:creation-date>2013-08-26T10:18:42</meta:creation-date>
    <dc:date>2013-08-27T01:47:13.622000000</dc:date>
    <meta:editing-duration>PT12M19S</meta:editing-duration>
    <meta:editing-cycles>1</meta:editing-cycles>
    <meta:generator>LibreOffice/4.1.0.4$Windows_x86 LibreOffice_project/89ea49ddacd9aa532507cbf852f2bb22b1ace28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